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4.895cm" style:rel-column-width="26732*"/>
    </style:style>
    <style:style style:name="Tabella1.B" style:family="table-column">
      <style:table-column-properties style:column-width="7.01cm" style:rel-column-width="38282*"/>
    </style:style>
    <style:style style:name="Tabella1.C" style:family="table-column">
      <style:table-column-properties style:column-width="0.095cm" style:rel-column-width="521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212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ae2317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e23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9cd7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001d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Verdana" fo:font-size="10pt" style:font-name-asian="SimSun" style:font-size-asian="10pt" style:font-name-complex="Tahoma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  <text:p text:style-name="P3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6"><text:s/><text:span text:style-name="T2"><text:placeholder text:placeholder-type="text">&lt;load(record, 'frame')&gt;</text:placeholder></text:span></text:p>
            <text:p text:style-name="P3"/>
            <text:p text:style-name="P7"><text:span text:style-name="T1"><text:s/></text:span><text:span text:style-name="T2"><text:placeholder text:placeholder-type="text">&lt;load(record, 'color')&gt;</text:placeholder></text:span></text:p>
            <text:p text:style-name="P3"/>
            <text:p text:style-name="P4"><text:placeholder text:placeholder-type="text">&lt;load(record, 'fabric')&gt;</text:placeholder></text:p>
            <text:p text:style-name="P6"><text:s/></text:p>
            <text:p text:style-name="P3"><text:placeholder text:placeholder-type="text">&lt;load(record, 'canvas')&gt;</text:placeholder></text:p>
            <text:p text:style-name="P3"/>
            <text:p text:style-name="P5">CODE: </text:p>
            <text:p text:style-name="P3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><draw:frame draw:style-name="fr1" draw:name="Cornice1" text:anchor-type="as-char" svg:y="-0.497cm" svg:width="3.5cm" svg:height="1cm" draw:z-index="0"><draw:text-box><text:p text:style-name="P11"/></draw:text-box></draw:frame></text:p>
      <text:p text:style-name="P8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2-09T12:10:57.228976867</dc:date>
    <meta:editing-duration>PT13H8M40S</meta:editing-duration>
    <meta:editing-cycles>15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1" meta:word-count="21" meta:character-count="217" meta:non-whitespace-character-count="201"/>
  </office:meta>
</office:document-meta>
</file>